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7c6fd"/>
    </style:style>
    <style:style style:name="P5" style:family="paragraph" style:parent-style-name="Text_20_body" style:list-style-name="L1">
      <style:text-properties officeooo:rsid="001698fd" officeooo:paragraph-rsid="001698fd"/>
    </style:style>
    <style:style style:name="P6" style:family="paragraph" style:parent-style-name="Text_20_body" style:list-style-name="L1">
      <style:text-properties fo:font-weight="bold" officeooo:paragraph-rsid="0017c6fd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169d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c6fd" style:font-weight-asian="bold" style:font-weight-complex="bold"/>
    </style:style>
    <style:style style:name="T4" style:family="text">
      <style:text-properties style:text-position="-33% 80%"/>
    </style:style>
    <style:style style:name="T5" style:family="text">
      <style:text-properties officeooo:rsid="001698fd"/>
    </style:style>
    <style:style style:name="T6" style:family="text">
      <style:text-properties officeooo:rsid="00169da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7c6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c6f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ek 2 Tutorial Questions</text:h>
      <text:list xml:id="list2574032154505944076" text:style-name="L1">
        <text:list-item>
          <text:p text:style-name="P3">Introduce yourselves, get to know your tutor - how can you contact them? </text:p>
          <text:p text:style-name="P5">Hi my name is Fiona, I am currently doing the first year of software engineering. <text:s/>This semester I am doing engineer design and software engineer workshop1.</text:p>
        </text:list-item>
        <text:list-item>
          <text:p text:style-name="P3">Get to know your classmates - what are they studying? </text:p>
        </text:list-item>
        <text:list-item>
          <text:p text:style-name="P7">State briefly what each of the following Unix commands does: </text:p>
          <text:list>
            <text:list-item>
              <text:p text:style-name="P7"><text:span text:style-name="Source_20_Text">mkdir</text:span> <text:span text:style-name="T5">= <text:s/>make directory(make a folder)</text:span></text:p>
            </text:list-item>
            <text:list-item>
              <text:p text:style-name="P7"><text:span text:style-name="Source_20_Text">cd</text:span> <text:s/><text:tab/><text:span text:style-name="T5">= <text:s text:c="2"/>move into director <text:s/></text:span></text:p>
            </text:list-item>
            <text:list-item>
              <text:p text:style-name="P7"><text:span text:style-name="Source_20_Text">pwd<text:tab/></text:span><text:span text:style-name="Source_20_Text"><text:span text:style-name="T6">= print out the working directory</text:span></text:span></text:p>
            </text:list-item>
            <text:list-item>
              <text:p text:style-name="P7"><text:span text:style-name="Source_20_Text">ls</text:span> <text:s text:c="6"/><text:span text:style-name="T6">= <text:s/>list all the files</text:span></text:p>
            </text:list-item>
            <text:list-item>
              <text:p text:style-name="P7"><text:span text:style-name="Source_20_Text">cp<text:tab/></text:span><text:span text:style-name="Source_20_Text"><text:span text:style-name="T6">= copy files or directory</text:span></text:span></text:p>
            </text:list-item>
          </text:list>
        </text:list-item>
      </text:list>
      <text:list xml:id="list7189944244786056841" text:style-name="L2">
        <text:list-item>
          <text:list>
            <text:list-item>
              <text:p text:style-name="P8"><text:span text:style-name="Source_20_Text">mv</text:span> <text:tab/><text:span text:style-name="T6">= <text:s/>move </text:span><text:span text:style-name="Source_20_Text"><text:span text:style-name="T6">files or directory</text:span></text:span></text:p>
            </text:list-item>
          </text:list>
        </text:list-item>
      </text:list>
      <text:list xml:id="list5225758581980" text:continue-list="list2574032154505944076" text:style-name="L1">
        <text:list-item>
          <text:list>
            <text:list-item>
              <text:p text:style-name="P7"><text:span text:style-name="Source_20_Text">rm</text:span> <text:tab/><text:span text:style-name="T6">= remove(delete) files</text:span></text:p>
            </text:list-item>
            <text:list-item>
              <text:p text:style-name="P7"><text:span text:style-name="Source_20_Text">rmdir</text:span><text:span text:style-name="Source_20_Text"><text:span text:style-name="T6">= remove(delete) directory</text:span></text:span></text:p>
            </text:list-item>
            <text:list-item>
              <text:p text:style-name="P7"><text:span text:style-name="Source_20_Text">man</text:span> <text:tab/><text:span text:style-name="T6">= manual of a commands / instuctions</text:span></text:p>
            </text:list-item>
            <text:list-item>
              <text:p text:style-name="P3"><text:span text:style-name="Source_20_Text">passwd</text:span><text:span text:style-name="Source_20_Text"><text:span text:style-name="T6">=password</text:span></text:span></text:p>
            </text:list-item>
          </text:list>
        </text:list-item>
        <text:list-item>
          <text:p text:style-name="P3">Which of the following are valid variable names in C? Which are not? </text:p>
          <text:list>
            <text:list-item>
              <text:p text:style-name="P7"><text:span text:style-name="Source_20_Text"><text:span text:style-name="T7">THX1138</text:span></text:span><text:span text:style-name="T7"> </text:span></text:p>
            </text:list-item>
            <text:list-item>
              <text:p text:style-name="P7"><text:span text:style-name="Source_20_Text">2for1</text:span> </text:p>
            </text:list-item>
            <text:list-item>
              <text:p text:style-name="P7"><text:span text:style-name="Source_20_Text"><text:span text:style-name="T7">MrBean</text:span></text:span><text:span text:style-name="T7"> </text:span></text:p>
            </text:list-item>
            <text:list-item>
              <text:p text:style-name="P7"><text:span text:style-name="Source_20_Text">My Space</text:span> </text:p>
            </text:list-item>
            <text:list-item>
              <text:p text:style-name="P7"><text:span text:style-name="Source_20_Text"><text:span text:style-name="T7">still_counting</text:span></text:span><text:span text:style-name="T7"> </text:span></text:p>
            </text:list-item>
            <text:list-item>
              <text:p text:style-name="P7"><text:span text:style-name="Source_20_Text">^oo^</text:span> </text:p>
            </text:list-item>
            <text:list-item>
              <text:p text:style-name="P3"><text:span text:style-name="Source_20_Text"><text:span text:style-name="T7">_MEMLIMIT</text:span></text:span><text:span text:style-name="T7"> </text:span></text:p>
            </text:list-item>
          </text:list>
        </text:list-item>
        <text:list-item>
          <text:p text:style-name="P3">Write a C program which allows the user to enter a number and then prints the square root of that number, to two decimal places: </text:p>
          <text:p text:style-name="P1"><text:s/>% Enter a number: 42</text:p>
          <text:p text:style-name="P1"><text:s/>The square root of 42.00 is 6.48</text:p>
          <text:p text:style-name="P2"><text:s/>%</text:p>
          <text:p text:style-name="P3">How should your program behave when a negative number is entered? </text:p>
        </text:list-item>
        <text:list-item>
          <text:p text:style-name="P4">How would you modify your program so it computes the <text:span text:style-name="T1">cube root</text:span> instead of the square root? (Hint: use the <text:span text:style-name="Source_20_Text">pow()</text:span> function, described <text:a xlink:type="simple" xlink:href="http://www.tutorialspoint.com/c_standard_library/c_function_pow.htm" text:style-name="Internet_20_link" text:visited-style-name="Visited_20_Internet_20_Link">here</text:a>). </text:p>
        </text:list-item>
        <text:list-item>
          <text:p text:style-name="P4">Suppose you have written a C program and saved it to a file <text:span text:style-name="Source_20_Text">heron.c</text:span>. What would you type on the UNIX command line to compile this program, producing the object file <text:span text:style-name="Source_20_Text">heron</text:span> ? </text:p>
          <text:p text:style-name="P6"><text:span text:style-name="T8">% gcc -Wall -std=c11 heron.c -o heron -lm</text:span></text:p>
          <text:p text:style-name="P4">How would you then run this program? <text:s/><text:span text:style-name="T2">% </text:span><text:span text:style-name="T3">./heron</text:span></text:p>
        </text:list-item>
        <text:list-item>
          <text:p text:style-name="P3"><text:soft-page-break/>Write a program which inputs the sidelengths <text:span text:style-name="Source_20_Text">a, b</text:span> and c of a triangle, and computes the area of the triangle using Heron's formula: </text:p>
          <text:p text:style-name="P2"><text:s text:c="3"/>area = sqrt(s(s-a)(s-b)(s-c))</text:p>
          <text:p text:style-name="P3">where <text:span text:style-name="Source_20_Text">s</text:span> is the "semi-perimeter" </text:p>
          <text:p text:style-name="P2"><text:s text:c="3"/>s = (a + b + c)/2.</text:p>
          <text:p text:style-name="P3">(Note: You will be implementing and modifying this program during the Lab). </text:p>
        </text:list-item>
        <text:list-item>
          <text:p text:style-name="P3">Have you made any progress in setting yourself up for <text:a xlink:type="simple" xlink:href="https://www.cse.unsw.edu.au/%7Ecs1917/16s2/homecomputing.html" text:style-name="Internet_20_link" text:visited-style-name="Visited_20_Internet_20_Link">HomeComputing</text:a>? Now would be a good time to discuss any problems/advice/suggestions with your classmates. </text:p>
        </text:list-item>
      </text:list>
      <text:p text:style-name="Horizontal_20_Line"/>
      <text:h text:style-name="Heading_20_3" text:outline-level="3">Presentation Topic for Week 3</text:h>
      <text:p text:style-name="Text_20_body">Given a point P=(x,y) and a triangle ABC with A=(x<text:span text:style-name="T4">1</text:span>,y<text:span text:style-name="T4">1</text:span>), B=(x<text:span text:style-name="T4">2</text:span>,y<text:span text:style-name="T4">2</text:span>) and C=(x<text:span text:style-name="T4">3</text:span>,y<text:span text:style-name="T4">3</text:span>), how can you test whether the point P is inside or outside the triangle? Find out one or two methods for doing this and explain them to the class. (Note: you should explain them using mathematical formulas, not actual C code.) </text:p>
      <text:p text:style-name="Text_20_body"/>
      <text:p text:style-name="Text_20_body"/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3:26:25.260357595</meta:creation-date>
    <dc:date>2016-08-01T00:52:24.318246583</dc:date>
    <meta:editing-duration>PT55M2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419" meta:character-count="2278" meta:non-whitespace-character-count="1876"/>
  </office:meta>
</office:document-meta>
</file>